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a93e"/>
    </style:style>
    <style:style style:name="P2" style:family="paragraph" style:parent-style-name="Standard">
      <style:text-properties style:font-name="Ubuntu" fo:font-size="18pt" officeooo:rsid="00166228" officeooo:paragraph-rsid="00166228"/>
    </style:style>
    <style:style style:name="P3" style:family="paragraph" style:parent-style-name="Standard">
      <style:text-properties officeooo:rsid="001a5f8b" officeooo:paragraph-rsid="0013a93e"/>
    </style:style>
    <style:style style:name="P4" style:family="paragraph" style:parent-style-name="Standard">
      <style:text-properties officeooo:rsid="001c3051" officeooo:paragraph-rsid="001c3051"/>
    </style:style>
    <style:style style:name="P5" style:family="paragraph" style:parent-style-name="Standard">
      <style:text-properties style:font-name="Ubuntu" fo:font-size="16pt" officeooo:rsid="001c3051" officeooo:paragraph-rsid="001c3051"/>
    </style:style>
    <style:style style:name="P6" style:family="paragraph" style:parent-style-name="Standard">
      <style:text-properties style:font-name="Ubuntu" fo:font-size="16pt" fo:font-weight="normal" officeooo:rsid="001f54c1" officeooo:paragraph-rsid="001f9359" style:font-weight-asian="normal" style:font-weight-complex="normal"/>
    </style:style>
    <style:style style:name="P7" style:family="paragraph" style:parent-style-name="Standard">
      <style:text-properties style:font-name="Ubuntu" fo:font-size="16pt" fo:font-weight="normal" officeooo:rsid="001fe66c" officeooo:paragraph-rsid="001fe66c" style:font-weight-asian="normal" style:font-weight-complex="normal"/>
    </style:style>
    <style:style style:name="P8" style:family="paragraph" style:parent-style-name="Standard">
      <style:text-properties officeooo:rsid="001daa06" officeooo:paragraph-rsid="001daa06"/>
    </style:style>
    <style:style style:name="P9" style:family="paragraph" style:parent-style-name="Standard">
      <style:text-properties officeooo:rsid="001f54c1" officeooo:paragraph-rsid="001f54c1"/>
    </style:style>
    <style:style style:name="P10" style:family="paragraph" style:parent-style-name="Standard" style:list-style-name="L5">
      <style:text-properties officeooo:rsid="001f54c1" officeooo:paragraph-rsid="001f9359"/>
    </style:style>
    <style:style style:name="P11" style:family="paragraph" style:parent-style-name="Standard" style:list-style-name="L5">
      <style:text-properties fo:font-weight="normal" officeooo:rsid="001f9359" officeooo:paragraph-rsid="001f9359" style:font-weight-asian="normal" style:font-weight-complex="normal"/>
    </style:style>
    <style:style style:name="P12" style:family="paragraph" style:parent-style-name="Standard">
      <style:text-properties fo:font-weight="normal" officeooo:rsid="001f9359" officeooo:paragraph-rsid="001f9359" style:font-weight-asian="normal" style:font-weight-complex="normal"/>
    </style:style>
    <style:style style:name="P13" style:family="paragraph" style:parent-style-name="Standard" style:list-style-name="L6">
      <style:text-properties fo:font-weight="normal" officeooo:rsid="001f9359" officeooo:paragraph-rsid="001f9359" style:font-weight-asian="normal" style:font-weight-complex="normal"/>
    </style:style>
    <style:style style:name="P14" style:family="paragraph" style:parent-style-name="Standard" style:list-style-name="L7">
      <style:text-properties fo:font-weight="normal" officeooo:rsid="001f9359" officeooo:paragraph-rsid="001f9359" style:font-weight-asian="normal" style:font-weight-complex="normal"/>
    </style:style>
    <style:style style:name="P15" style:family="paragraph" style:parent-style-name="Standard" style:list-style-name="L7">
      <style:text-properties fo:font-weight="normal" officeooo:rsid="001fe66c" officeooo:paragraph-rsid="001fe66c" style:font-weight-asian="normal" style:font-weight-complex="normal"/>
    </style:style>
    <style:style style:name="P16" style:family="paragraph" style:parent-style-name="Standard">
      <style:text-properties fo:font-weight="normal" officeooo:rsid="001fe66c" officeooo:paragraph-rsid="001fe66c" style:font-weight-asian="normal" style:font-weight-complex="normal"/>
    </style:style>
    <style:style style:name="P17" style:family="paragraph" style:parent-style-name="Standard" style:list-style-name="L8">
      <style:text-properties fo:font-weight="normal" officeooo:rsid="001fe66c" officeooo:paragraph-rsid="001fe66c" style:font-weight-asian="normal" style:font-weight-complex="normal"/>
    </style:style>
    <style:style style:name="T1" style:family="text">
      <style:text-properties officeooo:rsid="00152fca"/>
    </style:style>
    <style:style style:name="T2" style:family="text">
      <style:text-properties officeooo:rsid="0013a93e"/>
    </style:style>
    <style:style style:name="T3" style:family="text">
      <style:text-properties style:text-position="super 58%" officeooo:rsid="00152fca"/>
    </style:style>
    <style:style style:name="T4" style:family="text">
      <style:text-properties officeooo:rsid="001daa06"/>
    </style:style>
    <style:style style:name="T5" style:family="text">
      <style:text-properties officeooo:rsid="001f9359"/>
    </style:style>
    <style:style style:name="T6" style:family="text">
      <style:text-properties style:font-name="Ubuntu" fo:font-size="16pt"/>
    </style:style>
    <style:style style:name="T7" style:family="text">
      <style:text-properties officeooo:rsid="001fe6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ading &amp; Writing</text:span><text:span text:style-name="T2"> | </text:span><text:span text:style-name="T1">4</text:span><text:span text:style-name="T3">th</text:span><text:span text:style-name="T1"> </text:span><text:span text:style-name="T2">Quarter</text:span></text:p>
      <text:p text:style-name="P2">Mini Performance Task 2</text:p>
      <text:p text:style-name="P1"><text:span text:style-name="T2">February </text:span><text:span text:style-name="T1">17</text:span><text:span text:style-name="T2"> 2021</text:span></text:p>
      <text:p text:style-name="P3"/>
      <text:p text:style-name="P5">Ahmad G. Badron</text:p>
      <text:p text:style-name="P4">05<text:span text:style-name="T4">5-758-1975</text:span></text:p>
      <text:p text:style-name="P8"><text:a xlink:type="simple" xlink:href="mailto:bdrnahmdg@gmail.com" text:style-name="Internet_20_link" text:visited-style-name="Visited_20_Internet_20_Link">bdrnahmdg@gmail.com</text:a></text:p>
      <text:p text:style-name="P9">Subikha, Al Khobar, KSA</text:p>
      <text:p text:style-name="P9"/>
      <text:p text:style-name="P9"/>
      <text:p text:style-name="P9"><text:span text:style-name="T6">Education</text:span></text:p>
      <text:list xml:id="list3499404984" text:style-name="L5">
        <text:list-item>
          <text:p text:style-name="P10">Junior High School (2016 – 2020)</text:p>
          <text:list>
            <text:list-item>
              <text:p text:style-name="P10"><text:span text:style-name="T5">IPSA</text:span></text:p>
            </text:list-item>
          </text:list>
        </text:list-item>
        <text:list-item>
          <text:p text:style-name="P11">Elementary (2010 – 2016)</text:p>
          <text:list>
            <text:list-item>
              <text:p text:style-name="P11">IPSA</text:p>
            </text:list-item>
          </text:list>
        </text:list-item>
        <text:list-item>
          <text:p text:style-name="P11">Preschool (2008 – 2009)</text:p>
          <text:list>
            <text:list-item>
              <text:p text:style-name="P11">IPSA</text:p>
            </text:list-item>
          </text:list>
        </text:list-item>
      </text:list>
      <text:p text:style-name="P12"/>
      <text:p text:style-name="P6">Special Skills</text:p>
      <text:list xml:id="list1342030294" text:style-name="L6">
        <text:list-item>
          <text:p text:style-name="P13">Communication &amp; Leadership Training (CLT) Program</text:p>
        </text:list-item>
        <text:list-item>
          <text:p text:style-name="P13">Basic C++ Programming</text:p>
        </text:list-item>
        <text:list-item>
          <text:p text:style-name="P13">Basic Javascript Programming</text:p>
        </text:list-item>
        <text:list-item>
          <text:p text:style-name="P13">Basic Python Programming</text:p>
        </text:list-item>
      </text:list>
      <text:p text:style-name="P12"/>
      <text:p text:style-name="P6">Seminars <text:span text:style-name="T7">Attended</text:span></text:p>
      <text:list xml:id="list2854253094" text:style-name="L7">
        <text:list-item>
          <text:p text:style-name="P14">Career Talk – 2020</text:p>
        </text:list-item>
        <text:list-item>
          <text:p text:style-name="P15">PPO Webinar – 2020</text:p>
        </text:list-item>
      </text:list>
      <text:p text:style-name="P16"/>
      <text:p text:style-name="P7">Other Personal Information</text:p>
      <text:list xml:id="list1902575476" text:style-name="L8">
        <text:list-item>
          <text:p text:style-name="P17">Full Name</text:p>
          <text:list>
            <text:list-item>
              <text:p text:style-name="P17">Ahmad Guro Badron</text:p>
            </text:list-item>
          </text:list>
        </text:list-item>
        <text:list-item>
          <text:p text:style-name="P17">Date of Birth</text:p>
          <text:list>
            <text:list-item>
              <text:p text:style-name="P17">June 29 2004</text:p>
            </text:list-item>
          </text:list>
        </text:list-item>
        <text:list-item>
          <text:p text:style-name="P17">Place of Birth</text:p>
          <text:list>
            <text:list-item>
              <text:p text:style-name="P17">Dammam Maternity Hospital, Dammam, KSA</text:p>
            </text:list-item>
          </text:list>
        </text:list-item>
        <text:list-item>
          <text:p text:style-name="P17">Hobbies</text:p>
          <text:list>
            <text:list-item>
              <text:p text:style-name="P17">Programming</text:p>
            </text:list-item>
            <text:list-item>
              <text:p text:style-name="P17">Lawn Tennis</text:p>
            </text:list-item>
            <text:list-item>
              <text:p text:style-name="P17">Music</text:p>
            </text:list-item>
            <text:list-item>
              <text:p text:style-name="P17">8 Ball Pool (Billiard)</text:p>
            </text:list-item>
            <text:list-item>
              <text:p text:style-name="P17">Minecraft (Bedwars, specifically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5:42:43.746515963</meta:creation-date>
    <dc:title>BAG</dc:title>
    <meta:editing-duration>PT1H23M7S</meta:editing-duration>
    <meta:editing-cycles>5</meta:editing-cycles>
    <meta:generator>LibreOffice/6.4.6.2$Linux_X86_64 LibreOffice_project/40$Build-2</meta:generator>
    <dc:date>2021-02-18T11:15:12.762977944</dc:date>
    <meta:document-statistic meta:table-count="0" meta:image-count="0" meta:object-count="0" meta:page-count="1" meta:paragraph-count="35" meta:word-count="120" meta:character-count="672" meta:non-whitespace-character-count="606"/>
    <meta:template xlink:type="simple" xlink:actuate="onRequest" xlink:title="BAG" xlink:href="../../../../../Templates/BAG.ott" meta:date="2021-02-17T15:42:42.404363473"/>
  </office:meta>
</office:document-meta>
</file>